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Neue" svg:font-family="Helvetica Neue"/>
  </office:font-face-decls>
  <office:automatic-styles>
    <style:style style:name="P1" style:family="paragraph" style:parent-style-name="Standard">
      <style:paragraph-properties fo:margin-bottom="0.2222in"/>
      <style:text-properties style:font-name="Helvetica Neue" fo:font-size="16.9pt" fo:color="#343434" fo:background-color="#ffffff"/>
    </style:style>
    <style:style style:name="T1" style:family="text">
      <style:text-properties fo:letter-spacing="0.0000in"/>
    </style:style>
    <style:style style:name="TableColumn1" style:family="table-column">
      <style:table-column-properties style:column-width="3.4625in" style:rel-column-width="32767*"/>
    </style:style>
  </office:automatic-styles>
  <office:body>
    <office:text>
      <text:p text:style-name="P1"><text:span text:style-name="T1">Einkaufen im Supermarkt</text:span></text:p>
      <text:p text:style-name="P1"><text:span text:style-name="T1">Frau Meier geht heute in den Supermarkt. Ihr Mann ist nicht zu Hause und sie nimmt den Bus. An der Haltestelle trifft sie ihre Freundin Frau Schmidt. Frau Schmidt will auch in den Supermarkt.</text:span></text:p>
      <text:p text:style-name="P1"><text:span text:style-name="T1">Frau Müller: “Das ist super! Dann fahren wir zusammen!”.</text:span></text:p>
      <text:p text:style-name="P1"><text:span text:style-name="T1">Frau Schmidt: “Ja, wir kaufen ein. Danach trinken wir Kaffee und essen Kuchen. Im Café neben dem Supermarkt gibt es sehr guten Kuchen.”</text:span></text:p>
      <text:p text:style-name="P1"><text:span text:style-name="T1">Frau Meier: “Gute Idee!”.</text:span></text:p>
      <text:p text:style-name="P1"><text:span text:style-name="T1">Frau Meier und Frau Schmidt gehen zusammen in den Supermarkt.</text:span></text:p>
      <text:p text:style-name="P1"><text:span text:style-name="T1">Frau Meier: “Ich brauche Tomaten. Mein Mann will Salat essen. Ich nehme zehn Tomaten.”</text:span></text:p>
      <text:p text:style-name="P1"><text:span text:style-name="T1">Frau Schmidt: “Tomaten sind gut. Ich kaufe fünf Tomaten. Da ist auch Kopfsalat.”</text:span></text:p>
      <text:p text:style-name="P1"><text:span text:style-name="T1">Frau Meier nimmt keinen Kopfsalat. Sie nimmt aber zwei Gurken. Frau Meier kauft auch ein Kilo Zwiebeln. Frau Schmidt will Brot kaufen.</text:span></text:p>
      <text:p text:style-name="P1"><text:span text:style-name="T1">Frau Meier: “Das Brot ist nicht schön. Ich kaufe Brot in der Bäckerei. Aber die Schokolade hier ist gut. Sie kostet nur 70 Cent. Ich nehme drei Tafeln Schokolade.”</text:span></text:p>
      <text:p text:style-name="P1"><text:span text:style-name="T1">Frau Schmidt: “Da ist noch ein Sonderangebot. Mineralwasser und Orangensaft sind billig.”</text:span></text:p>
      <text:p text:style-name="P1"><text:span text:style-name="T1">Frau Meier: “Orangensaft habe ich zu Hause. Aber ich brauche fünf Flaschen Mineralwasser.”</text:span></text:p>
      <text:p text:style-name="P1"><text:span text:style-name="T1">Frau Schmidt kauft nur drei Flaschen Mineralwasser. Frau Meier und Frau Schmidt gehen an die Kasse. Dann gehen sie ins Café. Frau Schmidt trinkt eine Tasse Tee. Frau Meier mag lieber Kaffee. Sie bestellen zwei Stücke Schokoladenkuchen. Sie fahren mit dem Bus nach Hau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113.6</meta:generator>
  </office:meta>
</office:document-meta>
</file>